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A0000006ACF05000B75238D14.png" manifest:media-type="image/png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A9900000AF500000AF5328FADDF6F3CF3BE.svg" manifest:media-type="image/svg+xml"/>
  <manifest:file-entry manifest:full-path="Pictures/100002010000013E000000E1C8B592D0057A6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0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62a73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</draw:page>
      <draw:page draw:name="page2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9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8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0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6.977cm" svg:y="6.74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8.272cm" svg:y="13.57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0" draw:text-style-name="P1" draw:layer="layout" svg:width="1.016cm" svg:height="1.016cm" svg:x="16.367cm" svg:y="16.36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1.016cm" svg:x="15.732cm" svg:y="12.022cm">
          <draw:text-box>
            <text:p>hcm.json</text:p>
          </draw:text-box>
        </draw:frame>
        <draw:connector draw:style-name="gr11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frame draw:style-name="gr18" draw:text-style-name="P5" draw:layer="layout" svg:width="1.031cm" svg:height="0.962cm" svg:x="13.712cm" svg:y="18.453cm">
          <draw:text-box>
            <text:p>rtl</text:p>
          </draw:text-box>
        </draw:frame>
      </draw:page>
      <draw:page draw:name="page3" draw:style-name="dp1" draw:master-page-name="Default">
        <draw:custom-shape draw:style-name="gr7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15" draw:id="id15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6" draw:id="id16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7" draw:id="id17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15" draw:start-glue-point="2" draw:end-shape="id16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16" draw:start-glue-point="2" draw:end-shape="id17" draw:end-glue-point="3" svg:d="M10621 15437v1364h699" svg:viewBox="0 0 700 1365">
          <text:p/>
        </draw:connector>
        <draw:frame draw:style-name="gr8" draw:text-style-name="P4" xml:id="id19" draw:id="id19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0" draw:id="id20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18" draw:id="id18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526cm" svg:y1="15.944cm" svg:x2="8.436cm" svg:y2="9.504cm" draw:start-shape="id17" draw:start-glue-point="0" draw:end-shape="id18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19" draw:start-glue-point="2" draw:end-shape="id20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0" draw:start-glue-point="2" draw:end-shape="id18" draw:end-glue-point="3" svg:d="M5740 8357v1147h283" svg:viewBox="0 0 284 1148">
          <text:p/>
        </draw:connector>
        <draw:frame draw:style-name="gr12" draw:text-style-name="P5" draw:layer="layout" svg:width="5.334cm" svg:height="1.016cm" svg:x="3.286cm" svg:y="2.778cm">
          <draw:text-box>
            <text:p>Local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14" draw:text-style-name="P5" draw:layer="layout" svg:width="1.734cm" svg:height="0.962cm" svg:x="4.937cm" svg:y="7.023cm">
          <draw:text-box>
            <text:p>rook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14" draw:text-style-name="P5" draw:layer="layout" svg:width="1.734cm" svg:height="0.962cm" svg:x="11.668cm" svg:y="16.367cm">
          <draw:text-box>
            <text:p>rook</text:p>
          </draw:text-box>
        </draw:frame>
        <draw:custom-shape draw:style-name="gr10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20" draw:text-style-name="P6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4" xml:id="id21" draw:id="id21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2" draw:id="id22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3" draw:id="id23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9" draw:text-style-name="P1" draw:layer="layout" svg:x1="8.716cm" svg:y1="13.278cm" svg:x2="9.415cm" svg:y2="14.579cm" draw:start-shape="id21" draw:start-glue-point="2" draw:end-shape="id22" draw:end-glue-point="3" svg:d="M8716 13278v1301h699" svg:viewBox="0 0 700 1302">
          <text:p/>
        </draw:connector>
        <draw:connector draw:style-name="gr9" draw:text-style-name="P1" draw:layer="layout" svg:x1="10.621cm" svg:y1="15.437cm" svg:x2="11.32cm" svg:y2="16.801cm" draw:start-shape="id22" draw:start-glue-point="2" draw:end-shape="id23" draw:end-glue-point="3" svg:d="M10621 15437v1364h699" svg:viewBox="0 0 700 1365">
          <text:p/>
        </draw:connector>
        <draw:frame draw:style-name="gr8" draw:text-style-name="P4" xml:id="id25" draw:id="id25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6" draw:id="id26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8" draw:text-style-name="P4" xml:id="id24" draw:id="id24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0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curve" svg:x1="12.526cm" svg:y1="15.944cm" svg:x2="8.436cm" svg:y2="9.504cm" draw:start-shape="id23" draw:start-glue-point="0" draw:end-shape="id24" draw:end-glue-point="1" svg:d="M12526 15944c0-4294-1363-6440-4090-6440" svg:viewBox="0 0 4091 6441">
          <text:p/>
        </draw:connector>
        <draw:connector draw:style-name="gr9" draw:text-style-name="P1" draw:layer="layout" svg:x1="4.189cm" svg:y1="6.325cm" svg:x2="4.534cm" svg:y2="7.499cm" draw:start-shape="id25" draw:start-glue-point="2" draw:end-shape="id26" draw:end-glue-point="3" svg:d="M4189 6325v1174h345" svg:viewBox="0 0 346 1175">
          <text:p/>
        </draw:connector>
        <draw:connector draw:style-name="gr9" draw:text-style-name="P1" draw:layer="layout" svg:x1="5.74cm" svg:y1="8.357cm" svg:x2="6.023cm" svg:y2="9.504cm" draw:start-shape="id26" draw:start-glue-point="2" draw:end-shape="id24" draw:end-glue-point="3" svg:d="M5740 8357v1147h283" svg:viewBox="0 0 284 1148">
          <text:p/>
        </draw:connector>
        <draw:frame draw:style-name="gr12" draw:text-style-name="P5" draw:layer="layout" svg:width="6.477cm" svg:height="1.016cm" svg:x="3.286cm" svg:y="2.778cm">
          <draw:text-box>
            <text:p>Remote Repository</text:p>
          </draw:text-box>
        </draw:frame>
        <draw:frame draw:style-name="gr13" draw:text-style-name="P5" draw:layer="layout" svg:width="3.952cm" svg:height="0.962cm" svg:x="3.144cm" svg:y="4.991cm">
          <draw:text-box>
            <text:p>components</text:p>
          </draw:text-box>
        </draw:frame>
        <draw:frame draw:style-name="gr21" draw:text-style-name="P5" draw:layer="layout" svg:width="2.259cm" svg:height="1.089cm" svg:x="4.583cm" svg:y="6.969cm">
          <draw:text-box>
            <text:p>queen</text:p>
          </draw:text-box>
        </draw:frame>
        <draw:frame draw:style-name="gr15" draw:text-style-name="P5" draw:layer="layout" svg:width="1.912cm" svg:height="0.962cm" svg:x="6.334cm" svg:y="9.001cm">
          <draw:text-box>
            <text:p>1.0.0</text:p>
          </draw:text-box>
        </draw:frame>
        <draw:frame draw:style-name="gr16" draw:text-style-name="P5" draw:layer="layout" svg:width="1.56cm" svg:height="0.962cm" svg:x="7.949cm" svg:y="11.976cm">
          <draw:text-box>
            <text:p>WC</text:p>
          </draw:text-box>
        </draw:frame>
        <draw:frame draw:style-name="gr17" draw:text-style-name="P5" draw:layer="layout" svg:width="0.993cm" svg:height="0.962cm" svg:x="10.144cm" svg:y="14.135cm">
          <draw:text-box>
            <text:p>ip</text:p>
          </draw:text-box>
        </draw:frame>
        <draw:frame draw:style-name="gr22" draw:text-style-name="P5" draw:layer="layout" svg:width="2.259cm" svg:height="0.962cm" svg:x="11.441cm" svg:y="16.367cm">
          <draw:text-box>
            <text:p>queen</text:p>
          </draw:text-box>
        </draw:frame>
        <draw:custom-shape draw:style-name="gr10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5-26T12:25:15.252655493</dc:date>
    <meta:editing-duration>PT1H40M27S</meta:editing-duration>
    <meta:editing-cycles>17</meta:editing-cycles>
    <meta:generator>LibreOffice/6.0.7.3$Linux_X86_64 LibreOffice_project/00m0$Build-3</meta:generator>
    <meta:document-statistic meta:object-count="91"/>
  </office:meta>
</office:document-meta>
</file>